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ull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Patricia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0.01391" calcext:value-type="float">
            <text:p>0,01391</text:p>
          </table:table-cell>
          <table:table-cell office:value-type="float" office:value="0.01013" calcext:value-type="float">
            <text:p>0,01013</text:p>
          </table:table-cell>
          <table:table-cell office:value-type="float" office:value="0.03893" calcext:value-type="float">
            <text:p>0,03893</text:p>
          </table:table-cell>
        </table:table-row>
        <table:table-row table:style-name="ro1">
          <table:table-cell/>
          <table:table-cell office:value-type="float" office:value="5389" calcext:value-type="float">
            <text:p>5389</text:p>
          </table:table-cell>
          <table:table-cell office:value-type="float" office:value="0.01064" calcext:value-type="float">
            <text:p>0,01064</text:p>
          </table:table-cell>
          <table:table-cell office:value-type="float" office:value="0.00634" calcext:value-type="float">
            <text:p>0,00634</text:p>
          </table:table-cell>
          <table:table-cell office:value-type="float" office:value="0.02815" calcext:value-type="float">
            <text:p>0,02815</text:p>
          </table:table-cell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0683" calcext:value-type="float">
            <text:p>0,00683</text:p>
          </table:table-cell>
          <table:table-cell office:value-type="float" office:value="0.03477" calcext:value-type="float">
            <text:p>0,03477</text:p>
          </table:table-cell>
        </table:table-row>
        <table:table-row table:style-name="ro1">
          <table:table-cell/>
          <table:table-cell office:value-type="float" office:value="7819" calcext:value-type="float">
            <text:p>7819</text:p>
          </table:table-cell>
          <table:table-cell office:value-type="float" office:value="0.01156" calcext:value-type="float">
            <text:p>0,01156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0.02625" calcext:value-type="float">
            <text:p>0,02625</text:p>
          </table:table-cell>
        </table:table-row>
        <table:table-row table:style-name="ro1">
          <table:table-cell/>
          <table:table-cell office:value-type="float" office:value="8854" calcext:value-type="float">
            <text:p>8854</text:p>
          </table:table-cell>
          <table:table-cell office:value-type="float" office:value="0.00915" calcext:value-type="float">
            <text:p>0,00915</text:p>
          </table:table-cell>
          <table:table-cell office:value-type="float" office:value="0.00784" calcext:value-type="float">
            <text:p>0,00784</text:p>
          </table:table-cell>
          <table:table-cell office:value-type="float" office:value="0.02343" calcext:value-type="float">
            <text:p>0,02343</text:p>
          </table:table-cell>
        </table:table-row>
        <table:table-row table:style-name="ro1">
          <table:table-cell/>
          <table:table-cell office:value-type="float" office:value="9908" calcext:value-type="float">
            <text:p>9908</text:p>
          </table:table-cell>
          <table:table-cell office:value-type="float" office:value="0.00689" calcext:value-type="float">
            <text:p>0,00689</text:p>
          </table:table-cell>
          <table:table-cell office:value-type="float" office:value="0.00778" calcext:value-type="float">
            <text:p>0,00778</text:p>
          </table:table-cell>
          <table:table-cell office:value-type="float" office:value="0.03182" calcext:value-type="float">
            <text:p>0,03182</text:p>
          </table:table-cell>
        </table:table-row>
        <table:table-row table:style-name="ro1">
          <table:table-cell/>
          <table:table-cell office:value-type="float" office:value="10921" calcext:value-type="float">
            <text:p>10921</text:p>
          </table:table-cell>
          <table:table-cell office:value-type="float" office:value="0.00572" calcext:value-type="float">
            <text:p>0,00572</text:p>
          </table:table-cell>
          <table:table-cell office:value-type="float" office:value="0.00676" calcext:value-type="float">
            <text:p>0,00676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/>
          <table:table-cell office:value-type="float" office:value="11522" calcext:value-type="float">
            <text:p>11522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561" calcext:value-type="float">
            <text:p>0,00561</text:p>
          </table:table-cell>
          <table:table-cell office:value-type="float" office:value="0.01591" calcext:value-type="float">
            <text:p>0,01591</text:p>
          </table:table-cell>
        </table:table-row>
        <table:table-row table:style-name="ro1">
          <table:table-cell/>
          <table:table-cell office:value-type="float" office:value="12202" calcext:value-type="float">
            <text:p>12202</text:p>
          </table:table-cell>
          <table:table-cell office:value-type="float" office:value="0.00525" calcext:value-type="float">
            <text:p>0,00525</text:p>
          </table:table-cell>
          <table:table-cell office:value-type="float" office:value="0.00614" calcext:value-type="float">
            <text:p>0,00614</text:p>
          </table:table-cell>
          <table:table-cell office:value-type="float" office:value="0.01865" calcext:value-type="float">
            <text:p>0,01865</text:p>
          </table:table-cell>
        </table:table-row>
        <table:table-row table:style-name="ro1">
          <table:table-cell/>
          <table:table-cell office:value-type="float" office:value="13157" calcext:value-type="float">
            <text:p>13157</text:p>
          </table:table-cell>
          <table:table-cell office:value-type="float" office:value="0.00576" calcext:value-type="float">
            <text:p>0,00576</text:p>
          </table:table-cell>
          <table:table-cell office:value-type="float" office:value="0.00691" calcext:value-type="float">
            <text:p>0,00691</text:p>
          </table:table-cell>
          <table:table-cell office:value-type="float" office:value="0.03818" calcext:value-type="float">
            <text:p>0,03818</text:p>
          </table:table-cell>
        </table:table-row>
        <table:table-row table:style-name="ro1">
          <table:table-cell/>
          <table:table-cell office:value-type="float" office:value="13805" calcext:value-type="float">
            <text:p>13805</text:p>
          </table:table-cell>
          <table:table-cell office:value-type="float" office:value="0.00527" calcext:value-type="float">
            <text:p>0,00527</text:p>
          </table:table-cell>
          <table:table-cell office:value-type="float" office:value="0.00499" calcext:value-type="float">
            <text:p>0,00499</text:p>
          </table:table-cell>
          <table:table-cell office:value-type="float" office:value="0.02031" calcext:value-type="float">
            <text:p>0,02031</text:p>
          </table:table-cell>
        </table:table-row>
        <table:table-row table:style-name="ro1">
          <table:table-cell/>
          <table:table-cell office:value-type="float" office:value="14275" calcext:value-type="float">
            <text:p>14275</text:p>
          </table:table-cell>
          <table:table-cell office:value-type="float" office:value="0.00433" calcext:value-type="float">
            <text:p>0,00433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0.00939" calcext:value-type="float">
            <text:p>0,00939</text:p>
          </table:table-cell>
        </table:table-row>
        <table:table-row table:style-name="ro1">
          <table:table-cell/>
          <table:table-cell office:value-type="float" office:value="14592" calcext:value-type="float">
            <text:p>14592</text:p>
          </table:table-cell>
          <table:table-cell office:value-type="float" office:value="0.00421" calcext:value-type="float">
            <text:p>0,00421</text:p>
          </table:table-cell>
          <table:table-cell office:value-type="float" office:value="0.00497" calcext:value-type="float">
            <text:p>0,00497</text:p>
          </table:table-cell>
          <table:table-cell office:value-type="float" office:value="0.00899" calcext:value-type="float">
            <text:p>0,00899</text:p>
          </table:table-cell>
        </table:table-row>
        <table:table-row table:style-name="ro1">
          <table:table-cell/>
          <table:table-cell office:value-type="float" office:value="15451" calcext:value-type="float">
            <text:p>1545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463" calcext:value-type="float">
            <text:p>0,00463</text:p>
          </table:table-cell>
          <table:table-cell office:value-type="float" office:value="0.01451" calcext:value-type="float">
            <text:p>0,01451</text:p>
          </table:table-cell>
        </table:table-row>
        <table:table-row table:style-name="ro1">
          <table:table-cell/>
          <table:table-cell office:value-type="float" office:value="15841" calcext:value-type="float">
            <text:p>15841</text:p>
          </table:table-cell>
          <table:table-cell office:value-type="float" office:value="0.00496" calcext:value-type="float">
            <text:p>0,00496</text:p>
          </table:table-cell>
          <table:table-cell office:value-type="float" office:value="0.00335" calcext:value-type="float">
            <text:p>0,00335</text:p>
          </table:table-cell>
          <table:table-cell office:value-type="float" office:value="0.01119" calcext:value-type="float">
            <text:p>0,01119</text:p>
          </table:table-cell>
        </table:table-row>
        <table:table-row table:style-name="ro1">
          <table:table-cell/>
          <table:table-cell office:value-type="float" office:value="16165" calcext:value-type="float">
            <text:p>16165</text:p>
          </table:table-cell>
          <table:table-cell office:value-type="float" office:value="0.00561" calcext:value-type="float">
            <text:p>0,00561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1247" calcext:value-type="float">
            <text:p>0,01247</text:p>
          </table:table-cell>
        </table:table-row>
        <table:table-row table:style-name="ro1">
          <table:table-cell/>
          <table:table-cell office:value-type="float" office:value="16575" calcext:value-type="float">
            <text:p>16575</text:p>
          </table:table-cell>
          <table:table-cell office:value-type="float" office:value="0.00401" calcext:value-type="float">
            <text:p>0,00401</text:p>
          </table:table-cell>
          <table:table-cell office:value-type="float" office:value="0.00237" calcext:value-type="float">
            <text:p>0,00237</text:p>
          </table:table-cell>
          <table:table-cell office:value-type="float" office:value="0.00856" calcext:value-type="float">
            <text:p>0,00856</text:p>
          </table:table-cell>
        </table:table-row>
        <table:table-row table:style-name="ro1">
          <table:table-cell/>
          <table:table-cell office:value-type="float" office:value="17063" calcext:value-type="float">
            <text:p>17063</text:p>
          </table:table-cell>
          <table:table-cell office:value-type="float" office:value="0.00553" calcext:value-type="float">
            <text:p>0,00553</text:p>
          </table:table-cell>
          <table:table-cell office:value-type="float" office:value="0.00357" calcext:value-type="float">
            <text:p>0,00357</text:p>
          </table:table-cell>
          <table:table-cell office:value-type="float" office:value="0.02152" calcext:value-type="float">
            <text:p>0,02152</text:p>
          </table:table-cell>
        </table:table-row>
        <table:table-row table:style-name="ro1">
          <table:table-cell/>
          <table:table-cell office:value-type="float" office:value="17278" calcext:value-type="float">
            <text:p>17278</text:p>
          </table:table-cell>
          <table:table-cell office:value-type="float" office:value="0.00427" calcext:value-type="float">
            <text:p>0,00427</text:p>
          </table:table-cell>
          <table:table-cell office:value-type="float" office:value="0.00243" calcext:value-type="float">
            <text:p>0,00243</text:p>
          </table:table-cell>
          <table:table-cell office:value-type="float" office:value="0.00755" calcext:value-type="float">
            <text:p>0,00755</text:p>
          </table:table-cell>
        </table:table-row>
        <table:table-row table:style-name="ro1">
          <table:table-cell/>
          <table:table-cell office:value-type="float" office:value="17585" calcext:value-type="float">
            <text:p>17585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0.00767" calcext:value-type="float">
            <text:p>0,00767</text:p>
          </table:table-cell>
        </table:table-row>
        <table:table-row table:style-name="ro1">
          <table:table-cell/>
          <table:table-cell office:value-type="float" office:value="17874" calcext:value-type="float">
            <text:p>17874</text:p>
          </table:table-cell>
          <table:table-cell office:value-type="float" office:value="0.00461" calcext:value-type="float">
            <text:p>0,00461</text:p>
          </table:table-cell>
          <table:table-cell office:value-type="float" office:value="0.00321" calcext:value-type="float">
            <text:p>0,00321</text:p>
          </table:table-cell>
          <table:table-cell office:value-type="float" office:value="0.00994" calcext:value-type="float">
            <text:p>0,00994</text:p>
          </table:table-cell>
        </table:table-row>
        <table:table-row table:style-name="ro1">
          <table:table-cell/>
          <table:table-cell office:value-type="float" office:value="18354" calcext:value-type="float">
            <text:p>18354</text:p>
          </table:table-cell>
          <table:table-cell office:value-type="float" office:value="0.01506" calcext:value-type="float">
            <text:p>0,0150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26" calcext:value-type="float">
            <text:p>0,0126</text:p>
          </table:table-cell>
        </table:table-row>
        <table:table-row table:style-name="ro1">
          <table:table-cell/>
          <table:table-cell office:value-type="float" office:value="18639" calcext:value-type="float">
            <text:p>18639</text:p>
          </table:table-cell>
          <table:table-cell office:value-type="float" office:value="0.00461" calcext:value-type="float">
            <text:p>0,00461</text:p>
          </table:table-cell>
          <table:table-cell office:value-type="float" office:value="0.00299" calcext:value-type="float">
            <text:p>0,00299</text:p>
          </table:table-cell>
          <table:table-cell office:value-type="float" office:value="0.01023" calcext:value-type="float">
            <text:p>0,01023</text:p>
          </table:table-cell>
        </table:table-row>
        <table:table-row table:style-name="ro1">
          <table:table-cell/>
          <table:table-cell office:value-type="float" office:value="19045" calcext:value-type="float">
            <text:p>19045</text:p>
          </table:table-cell>
          <table:table-cell office:value-type="float" office:value="0.00629" calcext:value-type="float">
            <text:p>0,00629</text:p>
          </table:table-cell>
          <table:table-cell office:value-type="float" office:value="0.00401" calcext:value-type="float">
            <text:p>0,00401</text:p>
          </table:table-cell>
          <table:table-cell office:value-type="float" office:value="0.01372" calcext:value-type="float">
            <text:p>0,01372</text:p>
          </table:table-cell>
        </table:table-row>
        <table:table-row table:style-name="ro1">
          <table:table-cell/>
          <table:table-cell office:value-type="float" office:value="19508" calcext:value-type="float">
            <text:p>19508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0.01065" calcext:value-type="float">
            <text:p>0,01065</text:p>
          </table:table-cell>
        </table:table-row>
        <table:table-row table:style-name="ro1">
          <table:table-cell/>
          <table:table-cell office:value-type="float" office:value="19716" calcext:value-type="float">
            <text:p>19716</text:p>
          </table:table-cell>
          <table:table-cell office:value-type="float" office:value="0.00419" calcext:value-type="float">
            <text:p>0,00419</text:p>
          </table:table-cell>
          <table:table-cell office:value-type="float" office:value="0.00308" calcext:value-type="float">
            <text:p>0,00308</text:p>
          </table:table-cell>
          <table:table-cell office:value-type="float" office:value="0.01642" calcext:value-type="float">
            <text:p>0,01642</text:p>
          </table:table-cell>
        </table:table-row>
        <table:table-row table:style-name="ro1">
          <table:table-cell/>
          <table:table-cell office:value-type="float" office:value="19878" calcext:value-type="float">
            <text:p>19878</text:p>
          </table:table-cell>
          <table:table-cell office:value-type="float" office:value="0.00311" calcext:value-type="float">
            <text:p>0,00311</text:p>
          </table:table-cell>
          <table:table-cell office:value-type="float" office:value="0.00217" calcext:value-type="float">
            <text:p>0,00217</text:p>
          </table:table-cell>
          <table:table-cell office:value-type="float" office:value="0.00799" calcext:value-type="float">
            <text:p>0,00799</text:p>
          </table:table-cell>
        </table:table-row>
        <table:table-row table:style-name="ro1">
          <table:table-cell/>
          <table:table-cell office:value-type="float" office:value="20123" calcext:value-type="float">
            <text:p>20123</text:p>
          </table:table-cell>
          <table:table-cell office:value-type="float" office:value="0.00385" calcext:value-type="float">
            <text:p>0,00385</text:p>
          </table:table-cell>
          <table:table-cell office:value-type="float" office:value="0.00274" calcext:value-type="float">
            <text:p>0,00274</text:p>
          </table:table-cell>
          <table:table-cell office:value-type="float" office:value="0.00891" calcext:value-type="float">
            <text:p>0,00891</text:p>
          </table:table-cell>
        </table:table-row>
        <table:table-row table:style-name="ro1">
          <table:table-cell/>
          <table:table-cell office:value-type="float" office:value="20778" calcext:value-type="float">
            <text:p>20778</text:p>
          </table:table-cell>
          <table:table-cell office:value-type="float" office:value="0.00574" calcext:value-type="float">
            <text:p>0,00574</text:p>
          </table:table-cell>
          <table:table-cell office:value-type="float" office:value="0.00381" calcext:value-type="float">
            <text:p>0,00381</text:p>
          </table:table-cell>
          <table:table-cell office:value-type="float" office:value="0.01233" calcext:value-type="float">
            <text:p>0,01233</text:p>
          </table:table-cell>
        </table:table-row>
        <table:table-row table:style-name="ro1">
          <table:table-cell/>
          <table:table-cell office:value-type="float" office:value="21054" calcext:value-type="float">
            <text:p>21054</text:p>
          </table:table-cell>
          <table:table-cell office:value-type="float" office:value="0.00499" calcext:value-type="float">
            <text:p>0,00499</text:p>
          </table:table-cell>
          <table:table-cell office:value-type="float" office:value="0.00342" calcext:value-type="float">
            <text:p>0,00342</text:p>
          </table:table-cell>
          <table:table-cell office:value-type="float" office:value="0.01135" calcext:value-type="float">
            <text:p>0,01135</text:p>
          </table:table-cell>
        </table:table-row>
        <table:table-row table:style-name="ro1">
          <table:table-cell/>
          <table:table-cell office:value-type="float" office:value="21282" calcext:value-type="float">
            <text:p>21282</text:p>
          </table:table-cell>
          <table:table-cell office:value-type="float" office:value="0.00611" calcext:value-type="float">
            <text:p>0,00611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1406" calcext:value-type="float">
            <text:p>0,01406</text:p>
          </table:table-cell>
        </table:table-row>
        <table:table-row table:style-name="ro1">
          <table:table-cell/>
          <table:table-cell office:value-type="float" office:value="21519" calcext:value-type="float">
            <text:p>21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305" calcext:value-type="float">
            <text:p>0,00305</text:p>
          </table:table-cell>
          <table:table-cell office:value-type="float" office:value="0.00957" calcext:value-type="float">
            <text:p>0,00957</text:p>
          </table:table-cell>
        </table:table-row>
        <table:table-row table:style-name="ro1">
          <table:table-cell/>
          <table:table-cell office:value-type="float" office:value="21779" calcext:value-type="float">
            <text:p>21779</text:p>
          </table:table-cell>
          <table:table-cell office:value-type="float" office:value="0.00362" calcext:value-type="float">
            <text:p>0,00362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847" calcext:value-type="float">
            <text:p>0,00847</text:p>
          </table:table-cell>
        </table:table-row>
        <table:table-row table:style-name="ro1">
          <table:table-cell/>
          <table:table-cell office:value-type="float" office:value="22170" calcext:value-type="float">
            <text:p>22170</text:p>
          </table:table-cell>
          <table:table-cell office:value-type="float" office:value="0.00449" calcext:value-type="float">
            <text:p>0,00449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1046" calcext:value-type="float">
            <text:p>0,01046</text:p>
          </table:table-cell>
        </table:table-row>
        <table:table-row table:style-name="ro1">
          <table:table-cell/>
          <table:table-cell office:value-type="float" office:value="22398" calcext:value-type="float">
            <text:p>22398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0.00343" calcext:value-type="float">
            <text:p>0,00343</text:p>
          </table:table-cell>
          <table:table-cell office:value-type="float" office:value="0.01077" calcext:value-type="float">
            <text:p>0,01077</text:p>
          </table:table-cell>
        </table:table-row>
        <table:table-row table:style-name="ro1">
          <table:table-cell/>
          <table:table-cell office:value-type="float" office:value="22744" calcext:value-type="float">
            <text:p>22744</text:p>
          </table:table-cell>
          <table:table-cell office:value-type="float" office:value="0.00554" calcext:value-type="float">
            <text:p>0,00554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0.01327" calcext:value-type="float">
            <text:p>0,01327</text:p>
          </table:table-cell>
        </table:table-row>
        <table:table-row table:style-name="ro1">
          <table:table-cell/>
          <table:table-cell office:value-type="float" office:value="23086" calcext:value-type="float">
            <text:p>23086</text:p>
          </table:table-cell>
          <table:table-cell office:value-type="float" office:value="0.00657" calcext:value-type="float">
            <text:p>0,00657</text:p>
          </table:table-cell>
          <table:table-cell office:value-type="float" office:value="0.00426" calcext:value-type="float">
            <text:p>0,00426</text:p>
          </table:table-cell>
          <table:table-cell office:value-type="float" office:value="0.01414" calcext:value-type="float">
            <text:p>0,01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5:23:46.126861701</meta:creation-date>
    <dc:date>2016-12-11T15:26:10.901843632</dc:date>
    <meta:editing-duration>PT2M24S</meta:editing-duration>
    <meta:editing-cycles>1</meta:editing-cycles>
    <meta:document-statistic meta:table-count="1" meta:cell-count="153" meta:object-count="0"/>
    <meta:generator>LibreOffice/5.1.4.2$Linux_X86_64 LibreOffice_project/10m0$Build-2</meta:generator>
  </office:meta>
</office:document-meta>
</file>